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10af8d"/>
    </style:style>
    <style:style style:name="P5" style:family="paragraph" style:parent-style-name="Standard">
      <style:text-properties officeooo:rsid="0010af8d" officeooo:paragraph-rsid="0010af8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6">
      <style:text-properties officeooo:rsid="0012cd8e" officeooo:paragraph-rsid="0012cd8e"/>
    </style:style>
    <style:style style:name="P13" style:family="paragraph" style:parent-style-name="Standard" style:list-style-name="L7">
      <style:text-properties officeooo:rsid="0012cd8e" officeooo:paragraph-rsid="0012cd8e"/>
    </style:style>
    <style:style style:name="P14" style:family="paragraph" style:parent-style-name="Standard" style:list-style-name="L7"/>
    <style:style style:name="P15" style:family="paragraph" style:parent-style-name="Standard" style:list-style-name="L7">
      <style:text-properties officeooo:rsid="001589d9" officeooo:paragraph-rsid="001589d9"/>
    </style:style>
    <style:style style:name="P1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4pt" fo:font-style="italic" fo:font-weight="normal" officeooo:rsid="00174412" officeooo:paragraph-rsid="00174412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af8d"/>
    </style:style>
    <style:style style:name="T3" style:family="text">
      <style:text-properties officeooo:rsid="00111d50"/>
    </style:style>
    <style:style style:name="T4" style:family="text">
      <style:text-properties officeooo:rsid="001589d9"/>
    </style:style>
    <style:style style:name="T5" style:family="text">
      <style:text-properties officeooo:rsid="001934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RPNotation Version 3</text:p>
      <text:p text:style-name="P17">Some ideas by Bengt Martensson 2014-07-29, 2015-09-20</text:p>
      <text:p text:style-name="Standard"/>
      <text:list xml:id="list2472201756535375739" text:style-name="L1">
        <text:list-item>
          <text:p text:style-name="P6">General principles</text:p>
        </text:list-item>
      </text:list>
      <text:p text:style-name="Standard"/>
      <text:p text:style-name="P4">Definition: A <text:span text:style-name="T1">modulated IR sequence</text:span> consists of a modulation frequency, an optional duty cycle (a number 0 &lt; duty_cycle &lt; 1), and an even number of <text:s/>durations, stating on- and off-times, the ones with even index (stating with 0) denoting on-times, the other off-times. </text:p>
      <text:p text:style-name="P4"/>
      <text:p text:style-name="P5">A non-modulated IR sequence is considered as having the modulation frequency 0.</text:p>
      <text:p text:style-name="P4"/>
      <text:p text:style-name="P4">An implementation may allow odd sequences by adding an implementation dependent off-time, e.g. 100ms. </text:p>
      <text:p text:style-name="Standard"/>
      <text:p text:style-name="Standard">On input to a program, if the numbers are given as signed, positive numbers are to be taken as on-times, the negative as off-times, whereby consecutive numbers of same sign are lumped together. <text:span text:style-name="T4">Zeros (0) are semantically nonsensical, and are therefore explicitly forbidden.</text:span></text:p>
      <text:p text:style-name="Standard"/>
      <text:p text:style-name="Standard"/>
      <text:p text:style-name="Standard">Basic Objects: Replace parameter discussion by</text:p>
      <text:p text:style-name="Standard"/>
      <text:p text:style-name="Standard"/>
      <text:p text:style-name="P2">Semantics of the parameters</text:p>
      <text:p text:style-name="P3">In the context of the IRP notation, the parameters in a protocol a priori do not carry any semantics at all. By convention, when using the protocols, the following semantics has been established:</text:p>
      <text:p text:style-name="P3"/>
      <text:p text:style-name="P3">F = Function code (sometimes called OBC or Original Button Code, or command number)</text:p>
      <text:p text:style-name="P3">D = Device code<text:line-break/>S = Subdevice code<text:line-break/>T = Toggle.</text:p>
      <text:p text:style-name="P3"/>
      <text:p text:style-name="P3">It is not required, however strongly recommended, that the “most frequently changing parameter” in a protocol is called “F”, the next one “D”, and so on. T should only be used for a signal having toggling semantic. </text:p>
      <text:p text:style-name="Standard"/>
      <text:p text:style-name="Standard">Overall structure: Adjust according to repetition syntax change, see below.</text:p>
      <text:p text:style-name="P1">protocol = generalspec, bitspec, variation, [definitions] [parameterspec];</text:p>
      <text:p text:style-name="P1">protocol = generalspec, bitspec, irstream, [definitions] [parameterspec];</text:p>
      <text:p text:style-name="Standard"/>
      <text:list xml:id="list2803978995242785507" text:style-name="L2">
        <text:list-item>
          <text:p text:style-name="P7">The GeneralSpec section</text:p>
          <text:p text:style-name="P7"/>
        </text:list-item>
      </text:list>
      <text:p text:style-name="Standard">Add duty cycle as an integer followed by “%”.</text:p>
      <text:p text:style-name="Standard"/>
      <text:p text:style-name="Standard">In the version 2 of the notation, implementing the GenaralSpec as described is very difficult, a difficulty that in no way reflects a real need. <text:s/>For the ease of implementation, e.g. fix the order of the entries can be fixed.</text:p>
      <text:list xml:id="list711017901439354659" text:style-name="L3">
        <text:list-item>
          <text:p text:style-name="P8">Duration</text:p>
          <text:p text:style-name="P8"/>
        </text:list-item>
      </text:list>
      <text:list xml:id="list8555378222115792799" text:style-name="L4">
        <text:list-item>
          <text:p text:style-name="P9">Extents</text:p>
          <text:p text:style-name="P9">Semantics: Add:</text:p>
          <text:p text:style-name="P9">Extents are only allowed as the final element of a bare_irstream. Thus the often used constuct (…., ^xxx,(....^yyyy)*) will be illegal, and should be rewritten as <text:s/>((…., ^xxx),<text:soft-page-break/>(....^yyyy)*) <text:span text:style-name="T2">(There may be a compabiblity mode of a parser that interprets the former as the latter.)</text:span></text:p>
        </text:list-item>
        <text:list-item>
          <text:p text:style-name="P9">Bitspecs</text:p>
          <text:p text:style-name="P9"/>
        </text:list-item>
      </text:list>
      <text:p text:style-name="Standard">Remove the third parameter (is replaced by right shift operation). Prohibit leaving out the second operator (this was just used for implementing a shift operator anyhow.) Remove the leading ~ form (~ will be a unary operator instead)</text:p>
      <text:p text:style-name="Standard"/>
      <text:list xml:id="list7348436422191736929" text:style-name="L5">
        <text:list-item>
          <text:p text:style-name="P10">IrStreams</text:p>
          <text:p text:style-name="P10"/>
        </text:list-item>
      </text:list>
      <text:list xml:id="list356726865939647674" text:style-name="L6">
        <text:list-header>
          <text:p text:style-name="P11"/>
        </text:list-header>
        <text:list-item>
          <text:p text:style-name="P11">Bitspecs</text:p>
        </text:list-item>
        <text:list-item>
          <text:p text:style-name="P11">Repeat Markers</text:p>
          <text:p text:style-name="P11">prohibit the infinite repeat markers; this now has to be described by Variations.</text:p>
        </text:list-item>
        <text:list-item>
          <text:p text:style-name="P11">Expressions</text:p>
          <text:p text:style-name="P11">new: ~ unary operator</text:p>
          <text:p text:style-name="P11">new: Shift operators, like C</text:p>
          <text:p text:style-name="P11">Logical operators, like in my description</text:p>
          <text:p text:style-name="P11">BitCount as per IrpMaster</text:p>
          <text:p text:style-name="P12">protocol-specific functions, see 20.</text:p>
        </text:list-item>
        <text:list-item>
          <text:p text:style-name="P11">Definitions</text:p>
        </text:list-item>
        <text:list-item>
          <text:p text:style-name="P11">Assignments</text:p>
        </text:list-item>
        <text:list-item>
          <text:p text:style-name="P11">Variations</text:p>
          <text:p text:style-name="P11">Should be the only possibility to express intro, repeat, ending, Intro, repeat required, even if empty, ending optional. Intro- and <text:s/>ending sequences may be suffixed by a finite constant repeat marker, repeat by an <text:s/>infinite repeat marker, default *. All repeat sequences must be equal! (<text:span text:style-name="T3">which</text:span> prohibit assignments in repeats)</text:p>
        </text:list-item>
        <text:list-item>
          <text:p text:style-name="P11">Names and numbers</text:p>
          <text:p text:style-name="P11">as per IrpMaster, first section (not second)</text:p>
        </text:list-item>
        <text:list-item>
          <text:p text:style-name="P11">Execution model</text:p>
        </text:list-item>
      </text:list>
      <text:p text:style-name="Standard">replace by:</text:p>
      <text:p text:style-name="Standard"/>
      <text:p text:style-name="Standard">From an IRP-Protocol and a parameter assignment compatible with its parameter specification, it is the task of <text:s/>rendering program to compute three modulated <text:span text:style-name="T4">IR</text:span>-sequences, of which any one (but not all) may be empty: start- repeat-, and ending sequence. <text:span text:style-name="T4">A non-empty ending sequence is only allowed together with a non-empty repeat sequence</text:span>. Taking persistent variables into account, <text:span text:style-name="T3">the rendered IR sequences are </text:span>unique <text:span text:style-name="T3">determined</text:span>.</text:p>
      <text:p text:style-name="Standard"/>
      <text:list xml:id="list7041864392111419081" text:style-name="L7">
        <text:list-item>
          <text:p text:style-name="P14">Parameter specification</text:p>
          <text:p text:style-name="P14">as per IrpMaster. Allow constant expressions therein? ([A:0..4294967295] is disgusting....)</text:p>
          <text:p text:style-name="P14"/>
        </text:list-item>
        <text:list-item>
          <text:p text:style-name="P14">Comments and line breaks</text:p>
          <text:p text:style-name="P14">as per IrpMaster</text:p>
        </text:list-item>
        <text:list-item>
          <text:p text:style-name="P14">Data types</text:p>
          <text:p text:style-name="P14">as per IrpMaster</text:p>
        </text:list-item>
        <text:list-item>
          <text:p text:style-name="P14">Multiple definitions</text:p>
          <text:p text:style-name="P14">as per IrpMaster</text:p>
        </text:list-item>
        <text:list-item>
          <text:p text:style-name="P14">Inheritance</text:p>
          <text:p text:style-name="P14">as per IrpMaster</text:p>
        </text:list-item>
        <text:list-item>
          <text:p text:style-name="P13">protocol specific functions</text:p>
          <text:p text:style-name="P15"><text:span text:style-name="T5">For e.g. complicated computations, in particular checksums (CRCs). E</text:span>ither “link<text:span text:style-name="T5">ing</text:span> in” native functions, or to have an embedded extension language.</text:p>
        </text:list-item>
      </text:list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gt Martensson</meta:initial-creator>
    <meta:creation-date>2013-09-29T11:15:19</meta:creation-date>
    <dc:date>2015-09-20T13:06:52.497251074</dc:date>
    <dc:creator>Bengt Martensson</dc:creator>
    <meta:editing-duration>P17DT11H19M36S</meta:editing-duration>
    <meta:editing-cycles>10</meta:editing-cycles>
    <meta:generator>LibreOffice/4.3.7.2$Linux_X86_64 LibreOffice_project/430$Build-2</meta:generator>
    <meta:document-statistic meta:table-count="0" meta:image-count="0" meta:object-count="0" meta:page-count="3" meta:paragraph-count="56" meta:word-count="641" meta:character-count="4108" meta:non-whitespace-character-count="3534"/>
  </office:meta>
</office:document-meta>
</file>